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onsolas" fo:font-weight="bold" style:font-weight-asian="bold" style:font-weight-complex="bold" fo:font-size="11pt" style:font-size-asian="11pt" style:font-size-complex="11pt"/>
    </style:style>
    <style:style style:name="P2" style:parent-style-name="Standard" style:family="paragraph">
      <style:text-properties style:font-name="Consolas" fo:font-size="11pt" style:font-size-asian="11pt" style:font-size-complex="11pt"/>
    </style:style>
    <style:style style:name="P3" style:parent-style-name="Standard" style:family="paragraph">
      <style:text-properties style:font-name="Consolas" fo:font-size="11pt" style:font-size-asian="11pt" style:font-size-complex="11pt"/>
    </style:style>
    <style:style style:name="P4" style:parent-style-name="Standard" style:family="paragraph">
      <style:text-properties style:font-name="Consolas" fo:font-size="11pt" style:font-size-asian="11pt" style:font-size-complex="11pt"/>
    </style:style>
    <style:style style:name="P5" style:parent-style-name="Standard" style:family="paragraph">
      <style:text-properties style:font-name="Consolas" fo:font-size="11pt" style:font-size-asian="11pt" style:font-size-complex="11pt"/>
    </style:style>
    <style:style style:name="P6" style:parent-style-name="Standard" style:family="paragraph">
      <style:text-properties style:font-name="Consolas" fo:font-size="11pt" style:font-size-asian="11pt" style:font-size-complex="11pt"/>
    </style:style>
    <style:style style:name="P7" style:parent-style-name="Standard" style:family="paragraph">
      <style:text-properties style:font-name="Consolas" fo:font-size="11pt" style:font-size-asian="11pt" style:font-size-complex="11pt"/>
    </style:style>
    <style:style style:name="P8" style:parent-style-name="Standard" style:family="paragraph">
      <style:text-properties style:font-name="Consolas" fo:font-size="11pt" style:font-size-asian="11pt" style:font-size-complex="11pt"/>
    </style:style>
    <style:style style:name="P9" style:parent-style-name="Standard" style:family="paragraph">
      <style:text-properties style:font-name="Consolas" fo:font-size="11pt" style:font-size-asian="11pt" style:font-size-complex="11pt"/>
    </style:style>
    <style:style style:name="P10" style:parent-style-name="Standard" style:family="paragraph">
      <style:text-properties style:font-name="Consolas" fo:font-size="11pt" style:font-size-asian="11pt" style:font-size-complex="11pt"/>
    </style:style>
    <style:style style:name="P11" style:parent-style-name="Standard" style:family="paragraph">
      <style:text-properties style:font-name="Consolas" fo:font-size="11pt" style:font-size-asian="11pt" style:font-size-complex="11pt"/>
    </style:style>
    <style:style style:name="P12" style:parent-style-name="Standard" style:family="paragraph">
      <style:text-properties style:font-name="Consolas" fo:font-size="11pt" style:font-size-asian="11pt" style:font-size-complex="11pt"/>
    </style:style>
    <style:style style:name="P13" style:parent-style-name="Standard" style:family="paragraph">
      <style:text-properties style:font-name="Consolas" fo:font-size="11pt" style:font-size-asian="11pt" style:font-size-complex="11pt"/>
    </style:style>
    <style:style style:name="P14" style:parent-style-name="Standard" style:family="paragraph">
      <style:text-properties style:font-name="Consolas" fo:font-size="11pt" style:font-size-asian="11pt" style:font-size-complex="11pt"/>
    </style:style>
    <style:style style:name="P15" style:parent-style-name="Standard" style:family="paragraph">
      <style:text-properties style:font-name="Consolas" fo:font-size="11pt" style:font-size-asian="11pt" style:font-size-complex="11pt"/>
    </style:style>
    <style:style style:name="P1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8" style:parent-style-name="Standard" style:family="paragraph">
      <style:text-properties style:font-name="Consolas" fo:font-size="11pt" style:font-size-asian="11pt" style:font-size-complex="11pt"/>
    </style:style>
    <style:style style:name="P19" style:parent-style-name="Standard" style:family="paragraph">
      <style:text-properties style:font-name="Consolas" fo:font-size="11pt" style:font-size-asian="11pt" style:font-size-complex="11pt"/>
    </style:style>
    <style:style style:name="P20" style:parent-style-name="Standard" style:family="paragraph">
      <style:text-properties style:font-name="Consolas" fo:font-size="11pt" style:font-size-asian="11pt" style:font-size-complex="11pt"/>
    </style:style>
    <style:style style:name="P21" style:parent-style-name="Standard" style:family="paragraph">
      <style:text-properties style:font-name="Consolas" fo:font-size="11pt" style:font-size-asian="11pt" style:font-size-complex="11pt"/>
    </style:style>
    <style:style style:name="P22" style:parent-style-name="Standard" style:family="paragraph">
      <style:text-properties style:font-name="Consolas" fo:font-size="11pt" style:font-size-asian="11pt" style:font-size-complex="11pt"/>
    </style:style>
    <style:style style:name="P23" style:parent-style-name="Standard" style:family="paragraph">
      <style:text-properties style:font-name="Consolas" fo:font-size="11pt" style:font-size-asian="11pt" style:font-size-complex="11pt"/>
    </style:style>
    <style:style style:name="P24" style:parent-style-name="Standard" style:family="paragraph">
      <style:text-properties style:font-name="Consolas" fo:font-size="11pt" style:font-size-asian="11pt" style:font-size-complex="11pt"/>
    </style:style>
    <style:style style:name="P25" style:parent-style-name="Standard" style:family="paragraph">
      <style:text-properties style:font-name="Consolas" fo:font-size="11pt" style:font-size-asian="11pt" style:font-size-complex="11pt"/>
    </style:style>
    <style:style style:name="P2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text-properties style:font-name="Consolas" fo:font-size="11pt" style:font-size-asian="11pt" style:font-size-complex="11pt"/>
    </style:style>
    <style:style style:name="P28" style:parent-style-name="Standard" style:family="paragraph">
      <style:text-properties style:font-name="Consolas" fo:font-size="11pt" style:font-size-asian="11pt" style:font-size-complex="11pt"/>
    </style:style>
    <style:style style:name="P29" style:parent-style-name="Standard" style:family="paragraph">
      <style:text-properties style:font-name="Consolas" fo:font-size="11pt" style:font-size-asian="11pt" style:font-size-complex="11pt"/>
    </style:style>
    <style:style style:name="P30" style:parent-style-name="Standard" style:family="paragraph">
      <style:text-properties style:font-name="Consolas" fo:font-size="11pt" style:font-size-asian="11pt" style:font-size-complex="11pt"/>
    </style:style>
    <style:style style:name="P31" style:parent-style-name="Standard" style:family="paragraph">
      <style:text-properties style:font-name="Consolas" fo:font-size="11pt" style:font-size-asian="11pt" style:font-size-complex="11pt"/>
    </style:style>
    <style:style style:name="P32" style:parent-style-name="Standard" style:family="paragraph">
      <style:text-properties style:font-name="Consolas" fo:font-size="11pt" style:font-size-asian="11pt" style:font-size-complex="11pt"/>
    </style:style>
    <style:style style:name="P3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34" style:parent-style-name="Standard" style:family="paragraph">
      <style:text-properties style:font-name="Consolas" fo:font-size="11pt" style:font-size-asian="11pt" style:font-size-complex="11pt"/>
    </style:style>
    <style:style style:name="P35" style:parent-style-name="Standard" style:family="paragraph">
      <style:text-properties style:font-name="Consolas" fo:font-size="11pt" style:font-size-asian="11pt" style:font-size-complex="11pt"/>
    </style:style>
    <style:style style:name="P36" style:parent-style-name="Standard" style:family="paragraph">
      <style:text-properties style:font-name="Consolas" fo:font-size="11pt" style:font-size-asian="11pt" style:font-size-complex="11pt"/>
    </style:style>
    <style:style style:name="P37" style:parent-style-name="Standard" style:family="paragraph">
      <style:text-properties style:font-name="Consolas" fo:font-size="11pt" style:font-size-asian="11pt" style:font-size-complex="11pt"/>
    </style:style>
    <style:style style:name="P38" style:parent-style-name="Standard" style:family="paragraph">
      <style:text-properties style:font-name="Consolas" fo:font-size="11pt" style:font-size-asian="11pt" style:font-size-complex="11pt"/>
    </style:style>
    <style:style style:name="P39" style:parent-style-name="Standard" style:family="paragraph">
      <style:text-properties style:font-name="Consolas" fo:font-size="11pt" style:font-size-asian="11pt" style:font-size-complex="11pt"/>
    </style:style>
    <style:style style:name="P40" style:parent-style-name="Standard" style:family="paragraph">
      <style:text-properties style:font-name="Consolas" fo:font-size="11pt" style:font-size-asian="11pt" style:font-size-complex="11pt"/>
    </style:style>
    <style:style style:name="P41" style:parent-style-name="Standard" style:family="paragraph">
      <style:text-properties style:font-name="Consolas" fo:font-size="11pt" style:font-size-asian="11pt" style:font-size-complex="11pt"/>
    </style:style>
    <style:style style:name="P42" style:parent-style-name="Standard" style:family="paragraph">
      <style:text-properties style:font-name="Consolas" fo:font-size="11pt" style:font-size-asian="11pt" style:font-size-complex="11pt"/>
    </style:style>
    <style:style style:name="P43" style:parent-style-name="Standard" style:family="paragraph">
      <style:text-properties style:font-name="Consolas" fo:font-size="11pt" style:font-size-asian="11pt" style:font-size-complex="11pt"/>
    </style:style>
    <style:style style:name="P44" style:parent-style-name="Standard" style:family="paragraph">
      <style:text-properties style:font-name="Consolas" fo:font-size="11pt" style:font-size-asian="11pt" style:font-size-complex="11pt"/>
    </style:style>
    <style:style style:name="P45" style:parent-style-name="Standard" style:family="paragraph">
      <style:text-properties style:font-name="Consolas" fo:font-size="11pt" style:font-size-asian="11pt" style:font-size-complex="11pt"/>
    </style:style>
    <style:style style:name="P46" style:parent-style-name="Standard" style:family="paragraph">
      <style:text-properties style:font-name="Consolas" fo:font-size="11pt" style:font-size-asian="11pt" style:font-size-complex="11pt"/>
    </style:style>
    <style:style style:name="P47" style:parent-style-name="Standard" style:family="paragraph">
      <style:text-properties style:font-name="Consolas" fo:font-size="11pt" style:font-size-asian="11pt" style:font-size-complex="11pt"/>
    </style:style>
    <style:style style:name="P48" style:parent-style-name="Standard" style:family="paragraph">
      <style:text-properties style:font-name="Consolas" fo:font-size="11pt" style:font-size-asian="11pt" style:font-size-complex="11pt"/>
    </style:style>
    <style:style style:name="P49" style:parent-style-name="Standard" style:family="paragraph">
      <style:text-properties style:font-name="Consolas" fo:font-size="11pt" style:font-size-asian="11pt" style:font-size-complex="11pt"/>
    </style:style>
    <style:style style:name="P5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58" style:parent-style-name="Standard" style:family="paragraph">
      <style:text-properties style:font-name="Consolas" fo:font-size="11pt" style:font-size-asian="11pt" style:font-size-complex="11pt"/>
    </style:style>
    <style:style style:name="P59" style:parent-style-name="Standard" style:family="paragraph">
      <style:text-properties style:font-name="Consolas" fo:font-size="11pt" style:font-size-asian="11pt" style:font-size-complex="11pt"/>
    </style:style>
    <style:style style:name="P60" style:parent-style-name="Standard" style:family="paragraph">
      <style:text-properties style:font-name="Consolas" fo:font-size="11pt" style:font-size-asian="11pt" style:font-size-complex="11pt"/>
    </style:style>
    <style:style style:name="P61" style:parent-style-name="Standard" style:family="paragraph">
      <style:text-properties style:font-name="Consolas" fo:font-size="11pt" style:font-size-asian="11pt" style:font-size-complex="11pt"/>
    </style:style>
    <style:style style:name="P62" style:parent-style-name="Standard" style:family="paragraph">
      <style:text-properties style:font-name="Consolas" fo:font-size="11pt" style:font-size-asian="11pt" style:font-size-complex="11pt"/>
    </style:style>
    <style:style style:name="P63" style:parent-style-name="Standard" style:family="paragraph">
      <style:text-properties style:font-name="Consolas" fo:font-size="11pt" style:font-size-asian="11pt" style:font-size-complex="11pt"/>
    </style:style>
    <style:style style:name="P64" style:parent-style-name="Standard" style:family="paragraph">
      <style:text-properties style:font-name="Consolas" fo:font-size="11pt" style:font-size-asian="11pt" style:font-size-complex="11pt"/>
    </style:style>
    <style:style style:name="P65" style:parent-style-name="Standard" style:family="paragraph">
      <style:text-properties style:font-name="Consolas" fo:font-size="11pt" style:font-size-asian="11pt" style:font-size-complex="11pt"/>
    </style:style>
    <style:style style:name="P66" style:parent-style-name="Standard" style:family="paragraph">
      <style:text-properties style:font-name="Consolas" fo:font-size="11pt" style:font-size-asian="11pt" style:font-size-complex="11pt"/>
    </style:style>
    <style:style style:name="P67" style:parent-style-name="Standard" style:family="paragraph">
      <style:text-properties style:font-name="Consolas" fo:font-size="11pt" style:font-size-asian="11pt" style:font-size-complex="11pt"/>
    </style:style>
    <style:style style:name="P68" style:parent-style-name="Standard" style:family="paragraph">
      <style:text-properties style:font-name="Consolas" fo:font-size="11pt" style:font-size-asian="11pt" style:font-size-complex="11pt"/>
    </style:style>
    <style:style style:name="P69" style:parent-style-name="Standard" style:family="paragraph">
      <style:text-properties style:font-name="Consolas" fo:font-size="11pt" style:font-size-asian="11pt" style:font-size-complex="11pt"/>
    </style:style>
    <style:style style:name="P70" style:parent-style-name="Standard" style:family="paragraph">
      <style:text-properties style:font-name="Consolas" fo:font-size="11pt" style:font-size-asian="11pt" style:font-size-complex="11pt"/>
    </style:style>
    <style:style style:name="P71" style:parent-style-name="Standard" style:family="paragraph">
      <style:text-properties style:font-name="Consolas" fo:font-size="11pt" style:font-size-asian="11pt" style:font-size-complex="11pt"/>
    </style:style>
    <style:style style:name="P72" style:parent-style-name="Standard" style:family="paragraph">
      <style:text-properties style:font-name="Consolas" fo:font-size="11pt" style:font-size-asian="11pt" style:font-size-complex="11pt"/>
    </style:style>
    <style:style style:name="P73" style:parent-style-name="Standard" style:family="paragraph">
      <style:text-properties style:font-name="Consolas" fo:font-size="11pt" style:font-size-asian="11pt" style:font-size-complex="11pt"/>
    </style:style>
    <style:style style:name="P74" style:parent-style-name="Standard" style:family="paragraph">
      <style:text-properties style:font-name="Consolas" fo:font-size="11pt" style:font-size-asian="11pt" style:font-size-complex="11pt"/>
    </style:style>
    <style:style style:name="P75" style:parent-style-name="Standard" style:family="paragraph">
      <style:text-properties style:font-name="Consolas" fo:font-size="11pt" style:font-size-asian="11pt" style:font-size-complex="11pt"/>
    </style:style>
    <style:style style:name="P76" style:parent-style-name="Standard" style:family="paragraph">
      <style:text-properties style:font-name="Consolas" fo:font-size="11pt" style:font-size-asian="11pt" style:font-size-complex="11pt"/>
    </style:style>
    <style:style style:name="P7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78" style:parent-style-name="Standard" style:family="paragraph">
      <style:text-properties style:font-name="Consolas" fo:font-size="11pt" style:font-size-asian="11pt" style:font-size-complex="11pt"/>
    </style:style>
    <style:style style:name="P79" style:parent-style-name="Standard" style:family="paragraph">
      <style:text-properties style:font-name="Consolas" fo:font-size="11pt" style:font-size-asian="11pt" style:font-size-complex="11pt"/>
    </style:style>
    <style:style style:name="P80" style:parent-style-name="Standard" style:family="paragraph">
      <style:text-properties style:font-name="Consolas" fo:font-size="11pt" style:font-size-asian="11pt" style:font-size-complex="11pt"/>
    </style:style>
    <style:style style:name="P81" style:parent-style-name="Standard" style:family="paragraph">
      <style:text-properties style:font-name="Consolas" fo:font-size="11pt" style:font-size-asian="11pt" style:font-size-complex="11pt"/>
    </style:style>
    <style:style style:name="P82" style:parent-style-name="Standard" style:family="paragraph">
      <style:text-properties style:font-name="Consolas" fo:font-size="11pt" style:font-size-asian="11pt" style:font-size-complex="11pt"/>
    </style:style>
    <style:style style:name="P83" style:parent-style-name="Standard" style:family="paragraph">
      <style:text-properties style:font-name="Consolas" fo:font-size="11pt" style:font-size-asian="11pt" style:font-size-complex="11pt"/>
    </style:style>
    <style:style style:name="P84" style:parent-style-name="Standard" style:family="paragraph">
      <style:text-properties style:font-name="Consolas" fo:font-size="11pt" style:font-size-asian="11pt" style:font-size-complex="11pt"/>
    </style:style>
    <style:style style:name="P85" style:parent-style-name="Standard" style:family="paragraph">
      <style:text-properties style:font-name="Consolas" fo:font-size="11pt" style:font-size-asian="11pt" style:font-size-complex="11pt"/>
    </style:style>
    <style:style style:name="P86" style:parent-style-name="Standard" style:family="paragraph">
      <style:text-properties style:font-name="Consolas" fo:font-size="11pt" style:font-size-asian="11pt" style:font-size-complex="11pt"/>
    </style:style>
    <style:style style:name="P87" style:parent-style-name="Standard" style:family="paragraph">
      <style:text-properties style:font-name="Consolas" fo:font-size="11pt" style:font-size-asian="11pt" style:font-size-complex="11pt"/>
    </style:style>
    <style:style style:name="P88" style:parent-style-name="Standard" style:family="paragraph">
      <style:text-properties style:font-name="Consolas" fo:font-size="11pt" style:font-size-asian="11pt" style:font-size-complex="11pt"/>
    </style:style>
    <style:style style:name="P89" style:parent-style-name="Standard" style:family="paragraph">
      <style:text-properties style:font-name="Consolas" fo:font-size="11pt" style:font-size-asian="11pt" style:font-size-complex="11pt"/>
    </style:style>
    <style:style style:name="P90" style:parent-style-name="Standard" style:family="paragraph">
      <style:text-properties style:font-name="Consolas" fo:font-size="11pt" style:font-size-asian="11pt" style:font-size-complex="11pt"/>
    </style:style>
    <style:style style:name="P91" style:parent-style-name="Standard" style:family="paragraph">
      <style:text-properties style:font-name="Consolas" fo:font-size="11pt" style:font-size-asian="11pt" style:font-size-complex="11pt"/>
    </style:style>
    <style:style style:name="P92" style:parent-style-name="Standard" style:family="paragraph">
      <style:text-properties style:font-name="Consolas" fo:font-size="11pt" style:font-size-asian="11pt" style:font-size-complex="11pt"/>
    </style:style>
    <style:style style:name="P93" style:parent-style-name="Standard" style:family="paragraph">
      <style:text-properties style:font-name="Consolas" fo:font-size="11pt" style:font-size-asian="11pt" style:font-size-complex="11pt"/>
    </style:style>
    <style:style style:name="P94" style:parent-style-name="Standard" style:family="paragraph">
      <style:text-properties style:font-name="Consolas" fo:font-size="11pt" style:font-size-asian="11pt" style:font-size-complex="11pt"/>
    </style:style>
    <style:style style:name="P95" style:parent-style-name="Standard" style:family="paragraph">
      <style:text-properties style:font-name="Consolas" fo:font-size="11pt" style:font-size-asian="11pt" style:font-size-complex="11pt"/>
    </style:style>
    <style:style style:name="P96" style:parent-style-name="Standard" style:family="paragraph">
      <style:text-properties style:font-name="Consolas" fo:font-size="11pt" style:font-size-asian="11pt" style:font-size-complex="11pt"/>
    </style:style>
    <style:style style:name="P97" style:parent-style-name="Standard" style:family="paragraph">
      <style:text-properties style:font-name="Consolas" fo:font-size="11pt" style:font-size-asian="11pt" style:font-size-complex="11pt"/>
    </style:style>
    <style:style style:name="P98" style:parent-style-name="Standard" style:family="paragraph">
      <style:text-properties style:font-name="Consolas" fo:font-size="11pt" style:font-size-asian="11pt" style:font-size-complex="11pt"/>
    </style:style>
    <style:style style:name="P99" style:parent-style-name="Standard" style:family="paragraph">
      <style:text-properties style:font-name="Consolas" fo:font-size="11pt" style:font-size-asian="11pt" style:font-size-complex="11pt"/>
    </style:style>
    <style:style style:name="P100" style:parent-style-name="Standard" style:family="paragraph">
      <style:text-properties style:font-name="Consolas" fo:font-size="11pt" style:font-size-asian="11pt" style:font-size-complex="11pt"/>
    </style:style>
    <style:style style:name="P10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0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03" style:parent-style-name="Fuentedepárrafopredeter." style:family="text">
      <style:text-properties style:font-name="Consolas" fo:font-size="11pt" style:font-size-asian="11pt" style:font-size-complex="11pt"/>
    </style:style>
    <style:style style:name="T104" style:parent-style-name="Fuentedepárrafopredeter." style:family="text">
      <style:text-properties style:font-name="Consolas" fo:font-size="11pt" style:font-size-asian="11pt" style:font-size-complex="11pt"/>
    </style:style>
    <style:style style:name="T105" style:parent-style-name="Fuentedepárrafopredeter." style:family="text">
      <style:text-properties style:font-name="Consolas" fo:font-size="11pt" style:font-size-asian="11pt" style:font-size-complex="11pt"/>
    </style:style>
    <style:style style:name="T106" style:parent-style-name="Fuentedepárrafopredeter." style:family="text">
      <style:text-properties style:font-name="Consolas" fo:font-size="11pt" style:font-size-asian="11pt" style:font-size-complex="11pt"/>
    </style:style>
    <style:style style:name="T107" style:parent-style-name="Fuentedepárrafopredeter." style:family="text">
      <style:text-properties style:font-name="Consolas" fo:font-size="11pt" style:font-size-asian="11pt" style:font-size-complex="11pt"/>
    </style:style>
    <style:style style:name="P10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09" style:parent-style-name="Fuentedepárrafopredeter." style:family="text">
      <style:text-properties style:font-name="Consolas" fo:font-size="11pt" style:font-size-asian="11pt" style:font-size-complex="11pt"/>
    </style:style>
    <style:style style:name="T110" style:parent-style-name="Fuentedepárrafopredeter." style:family="text">
      <style:text-properties style:font-name="Consolas" fo:font-size="11pt" style:font-size-asian="11pt" style:font-size-complex="11pt"/>
    </style:style>
    <style:style style:name="P11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1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13" style:parent-style-name="Fuentedepárrafopredeter." style:family="text">
      <style:text-properties style:font-name="Consolas" fo:font-size="11pt" style:font-size-asian="11pt" style:font-size-complex="11pt"/>
    </style:style>
    <style:style style:name="P11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15" style:parent-style-name="Fuentedepárrafopredeter." style:family="text">
      <style:text-properties style:font-name="Consolas" fo:font-size="11pt" style:font-size-asian="11pt" style:font-size-complex="11pt"/>
    </style:style>
    <style:style style:name="P116" style:parent-style-name="Standard" style:family="paragraph">
      <style:text-properties style:font-name="Consolas" fo:font-size="11pt" style:font-size-asian="11pt" style:font-size-complex="11pt"/>
    </style:style>
    <style:style style:name="P117" style:parent-style-name="Standard" style:family="paragraph">
      <style:text-properties style:font-name="Consolas" fo:font-size="11pt" style:font-size-asian="11pt" style:font-size-complex="11pt"/>
    </style:style>
    <style:style style:name="P118" style:parent-style-name="Standard" style:family="paragraph">
      <style:text-properties style:font-name="Consolas" fo:font-size="11pt" style:font-size-asian="11pt" style:font-size-complex="11pt"/>
    </style:style>
    <style:style style:name="P119" style:parent-style-name="Standard" style:family="paragraph">
      <style:text-properties style:font-name="Consolas" fo:font-size="11pt" style:font-size-asian="11pt" style:font-size-complex="11pt"/>
    </style:style>
    <style:style style:name="P120" style:parent-style-name="Standard" style:family="paragraph">
      <style:text-properties style:font-name="Consolas" fo:font-size="11pt" style:font-size-asian="11pt" style:font-size-complex="11pt"/>
    </style:style>
    <style:style style:name="P121" style:parent-style-name="Standard" style:family="paragraph">
      <style:text-properties style:font-name="Consolas" fo:font-size="11pt" style:font-size-asian="11pt" style:font-size-complex="11pt"/>
    </style:style>
    <style:style style:name="P122" style:parent-style-name="Standard" style:family="paragraph">
      <style:text-properties style:font-name="Consolas" fo:font-size="11pt" style:font-size-asian="11pt" style:font-size-complex="11pt"/>
    </style:style>
    <style:style style:name="P123" style:parent-style-name="Standard" style:family="paragraph">
      <style:text-properties style:font-name="Consolas" fo:font-size="11pt" style:font-size-asian="11pt" style:font-size-complex="11pt"/>
    </style:style>
    <style:style style:name="P124" style:parent-style-name="Standard" style:family="paragraph">
      <style:text-properties style:font-name="Consolas" fo:font-size="11pt" style:font-size-asian="11pt" style:font-size-complex="11pt"/>
    </style:style>
    <style:style style:name="P125" style:parent-style-name="Standard" style:family="paragraph">
      <style:text-properties style:font-name="Consolas" fo:font-size="11pt" style:font-size-asian="11pt" style:font-size-complex="11pt"/>
    </style:style>
    <style:style style:name="P12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2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28" style:parent-style-name="Fuentedepárrafopredeter." style:family="text">
      <style:text-properties style:font-name="Consolas" fo:font-size="11pt" style:font-size-asian="11pt" style:font-size-complex="11pt"/>
    </style:style>
    <style:style style:name="T129" style:parent-style-name="Fuentedepárrafopredeter." style:family="text">
      <style:text-properties style:font-name="Consolas" fo:font-size="11pt" style:font-size-asian="11pt" style:font-size-complex="11pt"/>
    </style:style>
    <style:style style:name="T130" style:parent-style-name="Fuentedepárrafopredeter." style:family="text">
      <style:text-properties style:font-name="Consolas" fo:font-size="11pt" style:font-size-asian="11pt" style:font-size-complex="11pt"/>
    </style:style>
    <style:style style:name="T131" style:parent-style-name="Fuentedepárrafopredeter." style:family="text">
      <style:text-properties style:font-name="Consolas" fo:font-size="11pt" style:font-size-asian="11pt" style:font-size-complex="11pt"/>
    </style:style>
    <style:style style:name="T132" style:parent-style-name="Fuentedepárrafopredeter." style:family="text">
      <style:text-properties style:font-name="Consolas" fo:font-size="11pt" style:font-size-asian="11pt" style:font-size-complex="11pt"/>
    </style:style>
    <style:style style:name="T133" style:parent-style-name="Fuentedepárrafopredeter." style:family="text">
      <style:text-properties style:font-name="Consolas" fo:font-size="11pt" style:font-size-asian="11pt" style:font-size-complex="11pt"/>
    </style:style>
    <style:style style:name="T134" style:parent-style-name="Fuentedepárrafopredeter." style:family="text">
      <style:text-properties style:font-name="Consolas" fo:font-size="11pt" style:font-size-asian="11pt" style:font-size-complex="11pt"/>
    </style:style>
    <style:style style:name="P13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36" style:parent-style-name="Fuentedepárrafopredeter." style:family="text">
      <style:text-properties style:font-name="Consolas" fo:font-size="11pt" style:font-size-asian="11pt" style:font-size-complex="11pt"/>
    </style:style>
    <style:style style:name="T137" style:parent-style-name="Fuentedepárrafopredeter." style:family="text">
      <style:text-properties style:font-name="Consolas" fo:font-size="11pt" style:font-size-asian="11pt" style:font-size-complex="11pt"/>
    </style:style>
    <style:style style:name="T138" style:parent-style-name="Fuentedepárrafopredeter." style:family="text">
      <style:text-properties style:font-name="Consolas" fo:font-size="11pt" style:font-size-asian="11pt" style:font-size-complex="11pt"/>
    </style:style>
    <style:style style:name="T139" style:parent-style-name="Fuentedepárrafopredeter." style:family="text">
      <style:text-properties style:font-name="Consolas" fo:font-size="11pt" style:font-size-asian="11pt" style:font-size-complex="11pt"/>
    </style:style>
    <style:style style:name="P14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41" style:parent-style-name="Fuentedepárrafopredeter." style:family="text">
      <style:text-properties style:font-name="Consolas" fo:font-size="11pt" style:font-size-asian="11pt" style:font-size-complex="11pt"/>
    </style:style>
    <style:style style:name="T142" style:parent-style-name="Fuentedepárrafopredeter." style:family="text">
      <style:text-properties style:font-name="Consolas" fo:font-size="11pt" style:font-size-asian="11pt" style:font-size-complex="11pt"/>
    </style:style>
    <style:style style:name="T143" style:parent-style-name="Fuentedepárrafopredeter." style:family="text">
      <style:text-properties style:font-name="Consolas" fo:font-size="11pt" style:font-size-asian="11pt" style:font-size-complex="11pt"/>
    </style:style>
    <style:style style:name="P14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45" style:parent-style-name="Fuentedepárrafopredeter." style:family="text">
      <style:text-properties style:font-name="Consolas" fo:font-size="11pt" style:font-size-asian="11pt" style:font-size-complex="11pt"/>
    </style:style>
    <style:style style:name="P14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47" style:parent-style-name="Fuentedepárrafopredeter." style:family="text">
      <style:text-properties style:font-name="Consolas" fo:font-size="11pt" style:font-size-asian="11pt" style:font-size-complex="11pt"/>
    </style:style>
    <style:style style:name="P14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49" style:parent-style-name="Fuentedepárrafopredeter." style:family="text">
      <style:text-properties style:font-name="Consolas" fo:font-size="11pt" style:font-size-asian="11pt" style:font-size-complex="11pt"/>
    </style:style>
    <style:style style:name="T150" style:parent-style-name="Fuentedepárrafopredeter." style:family="text">
      <style:text-properties style:font-name="Consolas" fo:font-size="11pt" style:font-size-asian="11pt" style:font-size-complex="11pt"/>
    </style:style>
    <style:style style:name="P15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52" style:parent-style-name="Fuentedepárrafopredeter." style:family="text">
      <style:text-properties style:font-name="Consolas" fo:font-size="11pt" style:font-size-asian="11pt" style:font-size-complex="11pt"/>
    </style:style>
    <style:style style:name="T153" style:parent-style-name="Fuentedepárrafopredeter." style:family="text">
      <style:text-properties style:font-name="Consolas" fo:font-size="11pt" style:font-size-asian="11pt" style:font-size-complex="11pt"/>
    </style:style>
    <style:style style:name="P15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5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5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57" style:parent-style-name="Fuentedepárrafopredeter." style:family="text">
      <style:text-properties style:font-name="Consolas" fo:font-size="11pt" style:font-size-asian="11pt" style:font-size-complex="11pt"/>
    </style:style>
    <style:style style:name="T158" style:parent-style-name="Fuentedepárrafopredeter." style:family="text">
      <style:text-properties style:font-name="Consolas" fo:font-size="11pt" style:font-size-asian="11pt" style:font-size-complex="11pt"/>
    </style:style>
    <style:style style:name="T159" style:parent-style-name="Fuentedepárrafopredeter." style:family="text">
      <style:text-properties style:font-name="Consolas" fo:font-size="11pt" style:font-size-asian="11pt" style:font-size-complex="11pt"/>
    </style:style>
    <style:style style:name="T160" style:parent-style-name="Fuentedepárrafopredeter." style:family="text">
      <style:text-properties style:font-name="Consolas" fo:font-size="11pt" style:font-size-asian="11pt" style:font-size-complex="11pt"/>
    </style:style>
    <style:style style:name="T161" style:parent-style-name="Fuentedepárrafopredeter." style:family="text">
      <style:text-properties style:font-name="Consolas" fo:font-size="11pt" style:font-size-asian="11pt" style:font-size-complex="11pt"/>
    </style:style>
    <style:style style:name="T162" style:parent-style-name="Fuentedepárrafopredeter." style:family="text">
      <style:text-properties style:font-name="Consolas" fo:font-size="11pt" style:font-size-asian="11pt" style:font-size-complex="11pt"/>
    </style:style>
    <style:style style:name="P16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64" style:parent-style-name="Fuentedepárrafopredeter." style:family="text">
      <style:text-properties style:font-name="Consolas" fo:font-size="11pt" style:font-size-asian="11pt" style:font-size-complex="11pt"/>
    </style:style>
    <style:style style:name="P16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66" style:parent-style-name="Fuentedepárrafopredeter." style:family="text">
      <style:text-properties style:font-name="Consolas" fo:font-size="11pt" style:font-size-asian="11pt" style:font-size-complex="11pt"/>
    </style:style>
    <style:style style:name="P16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6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6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7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17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72" style:parent-style-name="Fuentedepárrafopredeter." style:family="text">
      <style:text-properties style:font-name="Consolas" fo:font-size="11pt" style:font-size-asian="11pt" style:font-size-complex="11pt"/>
    </style:style>
    <style:style style:name="T173" style:parent-style-name="Fuentedepárrafopredeter." style:family="text">
      <style:text-properties style:font-name="Consolas" fo:font-size="11pt" style:font-size-asian="11pt" style:font-size-complex="11pt"/>
    </style:style>
    <style:style style:name="P17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75" style:parent-style-name="Fuentedepárrafopredeter." style:family="text">
      <style:text-properties style:font-name="Consolas" fo:font-size="11pt" style:font-size-asian="11pt" style:font-size-complex="11pt"/>
    </style:style>
    <style:style style:name="P17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77" style:parent-style-name="Fuentedepárrafopredeter." style:family="text">
      <style:text-properties style:font-name="Consolas" fo:font-size="11pt" style:font-size-asian="11pt" style:font-size-complex="11pt"/>
    </style:style>
    <style:style style:name="P17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79" style:parent-style-name="Fuentedepárrafopredeter." style:family="text">
      <style:text-properties style:font-name="Consolas" fo:font-size="11pt" style:font-size-asian="11pt" style:font-size-complex="11pt"/>
    </style:style>
    <style:style style:name="P18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81" style:parent-style-name="Fuentedepárrafopredeter." style:family="text">
      <style:text-properties style:font-name="Consolas" fo:font-size="11pt" style:font-size-asian="11pt" style:font-size-complex="11pt"/>
    </style:style>
    <style:style style:name="P18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83" style:parent-style-name="Fuentedepárrafopredeter." style:family="text">
      <style:text-properties style:font-name="Consolas" fo:font-size="11pt" style:font-size-asian="11pt" style:font-size-complex="11pt"/>
    </style:style>
    <style:style style:name="P18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85" style:parent-style-name="Fuentedepárrafopredeter." style:family="text">
      <style:text-properties style:font-name="Consolas" fo:font-size="11pt" style:font-size-asian="11pt" style:font-size-complex="11pt"/>
    </style:style>
    <style:style style:name="P18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87" style:parent-style-name="Fuentedepárrafopredeter." style:family="text">
      <style:text-properties style:font-name="Consolas" fo:font-size="11pt" style:font-size-asian="11pt" style:font-size-complex="11pt"/>
    </style:style>
    <style:style style:name="T188" style:parent-style-name="Fuentedepárrafopredeter." style:family="text">
      <style:text-properties style:font-name="Consolas" fo:font-size="11pt" style:font-size-asian="11pt" style:font-size-complex="11pt"/>
    </style:style>
    <style:style style:name="P18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90" style:parent-style-name="Fuentedepárrafopredeter." style:family="text">
      <style:text-properties style:font-name="Consolas" fo:font-size="11pt" style:font-size-asian="11pt" style:font-size-complex="11pt"/>
    </style:style>
    <style:style style:name="P19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92" style:parent-style-name="Fuentedepárrafopredeter." style:family="text">
      <style:text-properties style:font-name="Consolas" fo:font-size="11pt" style:font-size-asian="11pt" style:font-size-complex="11pt"/>
    </style:style>
    <style:style style:name="P19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94" style:parent-style-name="Fuentedepárrafopredeter." style:family="text">
      <style:text-properties style:font-name="Consolas" fo:font-size="11pt" style:font-size-asian="11pt" style:font-size-complex="11pt"/>
    </style:style>
    <style:style style:name="P19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96" style:parent-style-name="Fuentedepárrafopredeter." style:family="text">
      <style:text-properties style:font-name="Consolas" fo:font-size="11pt" style:font-size-asian="11pt" style:font-size-complex="11pt"/>
    </style:style>
    <style:style style:name="T197" style:parent-style-name="Fuentedepárrafopredeter." style:family="text">
      <style:text-properties style:font-name="Consolas" fo:font-size="11pt" style:font-size-asian="11pt" style:font-size-complex="11pt"/>
    </style:style>
    <style:style style:name="P19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199" style:parent-style-name="Fuentedepárrafopredeter." style:family="text">
      <style:text-properties style:font-name="Consolas" fo:font-size="11pt" style:font-size-asian="11pt" style:font-size-complex="11pt"/>
    </style:style>
    <style:style style:name="P20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01" style:parent-style-name="Fuentedepárrafopredeter." style:family="text">
      <style:text-properties style:font-name="Consolas" fo:font-size="11pt" style:font-size-asian="11pt" style:font-size-complex="11pt"/>
    </style:style>
    <style:style style:name="T202" style:parent-style-name="Fuentedepárrafopredeter." style:family="text">
      <style:text-properties style:font-name="Consolas" fo:font-size="11pt" style:font-size-asian="11pt" style:font-size-complex="11pt"/>
    </style:style>
    <style:style style:name="T203" style:parent-style-name="Fuentedepárrafopredeter." style:family="text">
      <style:text-properties style:font-name="Consolas" fo:font-size="11pt" style:font-size-asian="11pt" style:font-size-complex="11pt"/>
    </style:style>
    <style:style style:name="T204" style:parent-style-name="Fuentedepárrafopredeter." style:family="text">
      <style:text-properties style:font-name="Consolas" fo:font-size="11pt" style:font-size-asian="11pt" style:font-size-complex="11pt"/>
    </style:style>
    <style:style style:name="T205" style:parent-style-name="Fuentedepárrafopredeter." style:family="text">
      <style:text-properties style:font-name="Consolas" fo:font-size="11pt" style:font-size-asian="11pt" style:font-size-complex="11pt"/>
    </style:style>
    <style:style style:name="T206" style:parent-style-name="Fuentedepárrafopredeter." style:family="text">
      <style:text-properties style:font-name="Consolas" fo:font-size="11pt" style:font-size-asian="11pt" style:font-size-complex="11pt"/>
    </style:style>
    <style:style style:name="P20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0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0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10" style:parent-style-name="Fuentedepárrafopredeter." style:family="text">
      <style:text-properties style:font-name="Consolas" fo:font-size="11pt" style:font-size-asian="11pt" style:font-size-complex="11pt"/>
    </style:style>
    <style:style style:name="T211" style:parent-style-name="Fuentedepárrafopredeter." style:family="text">
      <style:text-properties style:font-name="Consolas" fo:font-size="11pt" style:font-size-asian="11pt" style:font-size-complex="11pt"/>
    </style:style>
    <style:style style:name="T212" style:parent-style-name="Fuentedepárrafopredeter." style:family="text">
      <style:text-properties style:font-name="Consolas" fo:font-size="11pt" style:font-size-asian="11pt" style:font-size-complex="11pt"/>
    </style:style>
    <style:style style:name="T213" style:parent-style-name="Fuentedepárrafopredeter." style:family="text">
      <style:text-properties style:font-name="Consolas" fo:font-size="11pt" style:font-size-asian="11pt" style:font-size-complex="11pt"/>
    </style:style>
    <style:style style:name="T214" style:parent-style-name="Fuentedepárrafopredeter." style:family="text">
      <style:text-properties style:font-name="Consolas" fo:font-size="11pt" style:font-size-asian="11pt" style:font-size-complex="11pt"/>
    </style:style>
    <style:style style:name="T215" style:parent-style-name="Fuentedepárrafopredeter." style:family="text">
      <style:text-properties style:font-name="Consolas" fo:font-size="11pt" style:font-size-asian="11pt" style:font-size-complex="11pt"/>
    </style:style>
    <style:style style:name="T216" style:parent-style-name="Fuentedepárrafopredeter." style:family="text">
      <style:text-properties style:font-name="Consolas" fo:font-size="11pt" style:font-size-asian="11pt" style:font-size-complex="11pt"/>
    </style:style>
    <style:style style:name="P21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18" style:parent-style-name="Fuentedepárrafopredeter." style:family="text">
      <style:text-properties style:font-name="Consolas" fo:font-size="11pt" style:font-size-asian="11pt" style:font-size-complex="11pt"/>
    </style:style>
    <style:style style:name="P21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20" style:parent-style-name="Fuentedepárrafopredeter." style:family="text">
      <style:text-properties style:font-name="Consolas" fo:font-size="11pt" style:font-size-asian="11pt" style:font-size-complex="11pt"/>
    </style:style>
    <style:style style:name="T221" style:parent-style-name="Fuentedepárrafopredeter." style:family="text">
      <style:text-properties style:font-name="Consolas" fo:font-size="11pt" style:font-size-asian="11pt" style:font-size-complex="11pt"/>
    </style:style>
    <style:style style:name="T222" style:parent-style-name="Fuentedepárrafopredeter." style:family="text">
      <style:text-properties style:font-name="Consolas" fo:font-size="11pt" style:font-size-asian="11pt" style:font-size-complex="11pt"/>
    </style:style>
    <style:style style:name="T223" style:parent-style-name="Fuentedepárrafopredeter." style:family="text">
      <style:text-properties style:font-name="Consolas" fo:font-size="11pt" style:font-size-asian="11pt" style:font-size-complex="11pt"/>
    </style:style>
    <style:style style:name="P22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25" style:parent-style-name="Fuentedepárrafopredeter." style:family="text">
      <style:text-properties style:font-name="Consolas" fo:font-size="11pt" style:font-size-asian="11pt" style:font-size-complex="11pt"/>
    </style:style>
    <style:style style:name="T226" style:parent-style-name="Fuentedepárrafopredeter." style:family="text">
      <style:text-properties style:font-name="Consolas" fo:font-size="11pt" style:font-size-asian="11pt" style:font-size-complex="11pt"/>
    </style:style>
    <style:style style:name="T227" style:parent-style-name="Fuentedepárrafopredeter." style:family="text">
      <style:text-properties style:font-name="Consolas" fo:font-size="11pt" style:font-size-asian="11pt" style:font-size-complex="11pt"/>
    </style:style>
    <style:style style:name="T228" style:parent-style-name="Fuentedepárrafopredeter." style:family="text">
      <style:text-properties style:font-name="Consolas" fo:font-size="11pt" style:font-size-asian="11pt" style:font-size-complex="11pt"/>
    </style:style>
    <style:style style:name="P22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3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31" style:parent-style-name="Fuentedepárrafopredeter." style:family="text">
      <style:text-properties style:font-name="Consolas" fo:font-size="11pt" style:font-size-asian="11pt" style:font-size-complex="11pt"/>
    </style:style>
    <style:style style:name="T232" style:parent-style-name="Fuentedepárrafopredeter." style:family="text">
      <style:text-properties style:font-name="Consolas" fo:font-size="11pt" style:font-size-asian="11pt" style:font-size-complex="11pt"/>
    </style:style>
    <style:style style:name="T233" style:parent-style-name="Fuentedepárrafopredeter." style:family="text">
      <style:text-properties style:font-name="Consolas" fo:font-size="11pt" style:font-size-asian="11pt" style:font-size-complex="11pt"/>
    </style:style>
    <style:style style:name="P23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35" style:parent-style-name="Fuentedepárrafopredeter." style:family="text">
      <style:text-properties style:font-name="Consolas" fo:font-size="11pt" style:font-size-asian="11pt" style:font-size-complex="11pt"/>
    </style:style>
    <style:style style:name="T236" style:parent-style-name="Fuentedepárrafopredeter." style:family="text">
      <style:text-properties style:font-name="Consolas" fo:font-size="11pt" style:font-size-asian="11pt" style:font-size-complex="11pt"/>
    </style:style>
    <style:style style:name="P23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38" style:parent-style-name="Fuentedepárrafopredeter." style:family="text">
      <style:text-properties style:font-name="Consolas" fo:font-size="11pt" style:font-size-asian="11pt" style:font-size-complex="11pt"/>
    </style:style>
    <style:style style:name="P23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4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4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42" style:parent-style-name="Fuentedepárrafopredeter." style:family="text">
      <style:text-properties style:font-name="Consolas" fo:font-size="11pt" style:font-size-asian="11pt" style:font-size-complex="11pt"/>
    </style:style>
    <style:style style:name="P24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44" style:parent-style-name="Fuentedepárrafopredeter." style:family="text">
      <style:text-properties style:font-name="Consolas" fo:font-size="11pt" style:font-size-asian="11pt" style:font-size-complex="11pt"/>
    </style:style>
    <style:style style:name="P24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46" style:parent-style-name="Fuentedepárrafopredeter." style:family="text">
      <style:text-properties style:font-name="Consolas" fo:font-size="11pt" style:font-size-asian="11pt" style:font-size-complex="11pt"/>
    </style:style>
    <style:style style:name="T247" style:parent-style-name="Fuentedepárrafopredeter." style:family="text">
      <style:text-properties style:font-name="Consolas" fo:font-size="11pt" style:font-size-asian="11pt" style:font-size-complex="11pt"/>
    </style:style>
    <style:style style:name="P24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49" style:parent-style-name="Standard" style:list-style-name="LFO1" style:family="paragraph"/>
    <style:style style:name="T250" style:parent-style-name="Fuentedepárrafopredeter." style:family="text">
      <style:text-properties style:font-name="Consolas" fo:font-size="11pt" style:font-size-asian="11pt" style:font-size-complex="11pt"/>
    </style:style>
    <style:style style:name="P251" style:parent-style-name="Standard" style:list-style-name="LFO1" style:family="paragraph"/>
    <style:style style:name="T252" style:parent-style-name="Fuentedepárrafopredeter." style:family="text">
      <style:text-properties style:font-name="Consolas" fo:font-size="11pt" style:font-size-asian="11pt" style:font-size-complex="11pt"/>
    </style:style>
    <style:style style:name="T253" style:parent-style-name="Fuentedepárrafopredeter." style:family="text">
      <style:text-properties style:font-name="Consolas" fo:font-size="11pt" style:font-size-asian="11pt" style:font-size-complex="11pt"/>
    </style:style>
    <style:style style:name="P25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55" style:parent-style-name="Fuentedepárrafopredeter." style:family="text">
      <style:text-properties style:font-name="Consolas" fo:font-size="11pt" style:font-size-asian="11pt" style:font-size-complex="11pt"/>
    </style:style>
    <style:style style:name="T256" style:parent-style-name="Fuentedepárrafopredeter." style:family="text">
      <style:text-properties style:font-name="Consolas" fo:font-size="11pt" style:font-size-asian="11pt" style:font-size-complex="11pt"/>
    </style:style>
    <style:style style:name="P25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58" style:parent-style-name="Fuentedepárrafopredeter." style:family="text">
      <style:text-properties style:font-name="Consolas" fo:font-size="11pt" style:font-size-asian="11pt" style:font-size-complex="11pt"/>
    </style:style>
    <style:style style:name="P259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60" style:parent-style-name="Fuentedepárrafopredeter." style:family="text">
      <style:text-properties style:font-name="Consolas" fo:font-size="11pt" style:font-size-asian="11pt" style:font-size-complex="11pt"/>
    </style:style>
    <style:style style:name="T261" style:parent-style-name="Fuentedepárrafopredeter." style:family="text">
      <style:text-properties style:font-name="Consolas" fo:font-size="11pt" style:font-size-asian="11pt" style:font-size-complex="11pt"/>
    </style:style>
    <style:style style:name="T262" style:parent-style-name="Fuentedepárrafopredeter." style:family="text">
      <style:text-properties style:font-name="Consolas" fo:font-size="11pt" style:font-size-asian="11pt" style:font-size-complex="11pt"/>
    </style:style>
    <style:style style:name="T263" style:parent-style-name="Fuentedepárrafopredeter." style:family="text">
      <style:text-properties style:font-name="Consolas" fo:font-size="11pt" style:font-size-asian="11pt" style:font-size-complex="11pt"/>
    </style:style>
    <style:style style:name="P26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65" style:parent-style-name="Fuentedepárrafopredeter." style:family="text">
      <style:text-properties style:font-name="Consolas" fo:font-size="11pt" style:font-size-asian="11pt" style:font-size-complex="11pt"/>
    </style:style>
    <style:style style:name="P26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67" style:parent-style-name="Fuentedepárrafopredeter." style:family="text">
      <style:text-properties style:font-name="Consolas" fo:font-size="11pt" style:font-size-asian="11pt" style:font-size-complex="11pt"/>
    </style:style>
    <style:style style:name="P26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69" style:parent-style-name="Fuentedepárrafopredeter." style:family="text">
      <style:text-properties style:font-name="Consolas" fo:font-size="11pt" style:font-size-asian="11pt" style:font-size-complex="11pt"/>
    </style:style>
    <style:style style:name="T270" style:parent-style-name="Fuentedepárrafopredeter." style:family="text">
      <style:text-properties style:font-name="Consolas" fo:font-size="11pt" style:font-size-asian="11pt" style:font-size-complex="11pt"/>
    </style:style>
    <style:style style:name="P27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7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7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P274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75" style:parent-style-name="Fuentedepárrafopredeter." style:family="text">
      <style:text-properties style:font-name="Consolas" fo:font-size="11pt" style:font-size-asian="11pt" style:font-size-complex="11pt"/>
    </style:style>
    <style:style style:name="P276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77" style:parent-style-name="Fuentedepárrafopredeter." style:family="text">
      <style:text-properties style:font-name="Consolas" fo:font-size="11pt" style:font-size-asian="11pt" style:font-size-complex="11pt"/>
    </style:style>
    <style:style style:name="P27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79" style:parent-style-name="Fuentedepárrafopredeter." style:family="text">
      <style:text-properties style:font-name="Consolas" fo:font-size="11pt" style:font-size-asian="11pt" style:font-size-complex="11pt"/>
    </style:style>
    <style:style style:name="P28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81" style:parent-style-name="Fuentedepárrafopredeter." style:family="text">
      <style:text-properties style:font-name="Consolas" fo:font-size="11pt" style:font-size-asian="11pt" style:font-size-complex="11pt"/>
    </style:style>
    <style:style style:name="P28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83" style:parent-style-name="Fuentedepárrafopredeter." style:family="text">
      <style:text-properties style:font-name="Consolas" fo:font-size="11pt" style:font-size-asian="11pt" style:font-size-complex="11pt"/>
    </style:style>
    <style:style style:name="T284" style:parent-style-name="Fuentedepárrafopredeter." style:family="text">
      <style:text-properties style:font-name="Consolas" fo:font-size="11pt" style:font-size-asian="11pt" style:font-size-complex="11pt"/>
    </style:style>
    <style:style style:name="P28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86" style:parent-style-name="Fuentedepárrafopredeter." style:family="text">
      <style:text-properties style:font-name="Consolas" fo:font-size="11pt" style:font-size-asian="11pt" style:font-size-complex="11pt"/>
    </style:style>
    <style:style style:name="T287" style:parent-style-name="Fuentedepárrafopredeter." style:family="text">
      <style:text-properties style:font-name="Consolas" fo:font-size="11pt" style:font-size-asian="11pt" style:font-size-complex="11pt"/>
    </style:style>
    <style:style style:name="P28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89" style:parent-style-name="Fuentedepárrafopredeter." style:family="text">
      <style:text-properties style:font-name="Consolas" fo:font-size="11pt" style:font-size-asian="11pt" style:font-size-complex="11pt"/>
    </style:style>
    <style:style style:name="P290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91" style:parent-style-name="Fuentedepárrafopredeter." style:family="text">
      <style:text-properties style:font-name="Consolas" fo:font-size="11pt" style:font-size-asian="11pt" style:font-size-complex="11pt"/>
    </style:style>
    <style:style style:name="P292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93" style:parent-style-name="Fuentedepárrafopredeter." style:family="text">
      <style:text-properties style:font-name="Consolas" fo:font-size="11pt" style:font-size-asian="11pt" style:font-size-complex="11pt"/>
    </style:style>
    <style:style style:name="T294" style:parent-style-name="Fuentedepárrafopredeter." style:family="text">
      <style:text-properties style:font-name="Consolas" fo:font-size="11pt" style:font-size-asian="11pt" style:font-size-complex="11pt"/>
    </style:style>
    <style:style style:name="P29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96" style:parent-style-name="Fuentedepárrafopredeter." style:family="text">
      <style:text-properties style:font-name="Consolas" fo:font-size="11pt" style:font-size-asian="11pt" style:font-size-complex="11pt"/>
    </style:style>
    <style:style style:name="T297" style:parent-style-name="Fuentedepárrafopredeter." style:family="text">
      <style:text-properties style:font-name="Consolas" fo:font-size="11pt" style:font-size-asian="11pt" style:font-size-complex="11pt"/>
    </style:style>
    <style:style style:name="P298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299" style:parent-style-name="Fuentedepárrafopredeter." style:family="text">
      <style:text-properties style:font-name="Consolas" fo:font-size="11pt" style:font-size-asian="11pt" style:font-size-complex="11pt"/>
    </style:style>
    <style:style style:name="T300" style:parent-style-name="Fuentedepárrafopredeter." style:family="text">
      <style:text-properties style:font-name="Consolas" fo:font-size="11pt" style:font-size-asian="11pt" style:font-size-complex="11pt"/>
    </style:style>
    <style:style style:name="P301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302" style:parent-style-name="Fuentedepárrafopredeter." style:family="text">
      <style:text-properties style:font-name="Consolas" fo:font-size="11pt" style:font-size-asian="11pt" style:font-size-complex="11pt"/>
    </style:style>
    <style:style style:name="P303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304" style:parent-style-name="Fuentedepárrafopredeter." style:family="text">
      <style:text-properties style:font-name="Consolas" fo:font-size="11pt" style:font-size-asian="11pt" style:font-size-complex="11pt"/>
    </style:style>
    <style:style style:name="P305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306" style:parent-style-name="Fuentedepárrafopredeter." style:family="text">
      <style:text-properties style:font-name="Consolas" fo:font-size="11pt" style:font-size-asian="11pt" style:font-size-complex="11pt"/>
    </style:style>
    <style:style style:name="P307" style:parent-style-name="Standard" style:family="paragraph">
      <style:text-properties style:font-name="Consolas" fo:font-weight="bold" style:font-weight-asian="bold" style:font-weight-complex="bold" fo:font-size="11pt" style:font-size-asian="11pt" style:font-size-complex="11pt"/>
    </style:style>
    <style:style style:name="T308" style:parent-style-name="Fuentedepárrafopredeter." style:family="text">
      <style:text-properties style:font-name="Consolas" fo:font-size="11pt" style:font-size-asian="11pt" style:font-size-complex="11pt"/>
    </style:style>
    <style:style style:name="T309" style:parent-style-name="Fuentedepárrafopredeter." style:family="text">
      <style:text-properties style:font-name="Consolas" fo:font-size="11pt" style:font-size-asian="11pt" style:font-size-complex="11pt"/>
    </style:style>
  </office:automatic-styles>
  <office:body>
    <office:text text:use-soft-page-breaks="true">
      <text:p text:style-name="P1">Básica:</text:p>
      <text:p text:style-name="P2"/>
      <text:p text:style-name="P3">R(config)# hostname &lt;nombre&gt;</text:p>
      <text:p text:style-name="P4">R(config)# no ip domain-lookup</text:p>
      <text:p text:style-name="P5">R(config)# security passwrods min-length &lt;longitud minima&gt;</text:p>
      <text:p text:style-name="P6">R(config)# enable secret &lt;contraseña&gt;</text:p>
      <text:p text:style-name="P7">R(config)# service<text:s/>password-encryption</text:p>
      <text:p text:style-name="P8">R(config)# banner motd #&lt;Mensaje&gt;#</text:p>
      <text:p text:style-name="P9">R(config)# ipv6 unicast-routing (si se hace algo con protocolos ipv6)</text:p>
      <text:p text:style-name="P10">R(config)# line con 0 / line vty 0 4</text:p>
      <text:p text:style-name="P11">R(config-line)# password &lt;contraseña&gt;</text:p>
      <text:p text:style-name="P12">R(config-line)# exec-timeout &lt;minutos&gt; &lt;segundos&gt;</text:p>
      <text:p text:style-name="P13">R(config-line)# login</text:p>
      <text:p text:style-name="P14">R(config-line)# logging synchronous</text:p>
      <text:p text:style-name="P15"/>
      <text:p text:style-name="P16">SSH / Telnet:</text:p>
      <text:p text:style-name="P17"/>
      <text:p text:style-name="P18">R(config)# ip domain-name &lt;nombre dominio, ej: CCNA.com&gt;</text:p>
      <text:p text:style-name="P19">R(config)# username &lt;nombre&gt; privilege &lt;nº, ej: 15&gt; secret &lt;contraseña&gt;</text:p>
      <text:p text:style-name="P20">R(config)# line vty 0 4</text:p>
      <text:p text:style-name="P21">R(config-line)# transport input ssh / telnet</text:p>
      <text:p text:style-name="P22">R(config-line)# login local</text:p>
      <text:p text:style-name="P23">R(config-line)# exit</text:p>
      <text:p text:style-name="P24">R(config)# crypto key generate rsa modulus 1024 (para ssh solo)</text:p>
      <text:p text:style-name="P25"/>
      <text:p text:style-name="P26">Rutas estáticas y predeterminada:</text:p>
      <text:p text:style-name="P27"/>
      <text:p text:style-name="P28">R(config)# ip route &lt;direccion&gt; &lt;mascara&gt; &lt;direccion salida / interfaz&gt;</text:p>
      <text:p text:style-name="P29">R(config)# ipv6 route<text:s/>&lt;direccion con prefijo&gt; &lt;direccion salida / interfaz&gt;</text:p>
      <text:p text:style-name="P30"/>
      <text:p text:style-name="P31">Predeterminadas: 0.0.0.0 0.0.0.0 y ::/0</text:p>
      <text:p text:style-name="P32"/>
      <text:p text:style-name="P33">RIPv1 / v2:</text:p>
      <text:p text:style-name="P34"/>
      <text:p text:style-name="P35">R(config)# router rip</text:p>
      <text:p text:style-name="P36">R(config-router)# version 2 (para ponerlo en RIPv2)</text:p>
      <text:p text:style-name="P37">R(config-router)# network &lt;dir&gt; <text:s/>&lt;mascara wildcard (si es si clases)&gt;</text:p>
      <text:p text:style-name="P38">R(config-router)# passive-interface &lt;interfaz&gt;</text:p>
      <text:p text:style-name="P39">R(config-router)# no auto-summary (para v2)</text:p>
      <text:p text:style-name="P40">R(config-router)# default-information originate / only</text:p>
      <text:p text:style-name="P41"/>
      <text:p text:style-name="P42">Info:</text:p>
      <text:p text:style-name="P43"/>
      <text:p text:style-name="P44">R# show running-config</text:p>
      <text:p text:style-name="P45">R# show ip route</text:p>
      <text:p text:style-name="P46">R# show ip interface brief</text:p>
      <text:p text:style-name="P47">R# show ip protocols</text:p>
      <text:p text:style-name="P48">R# debug ip rip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RIPng</text:p>
      <text:p text:style-name="P58"/>
      <text:p text:style-name="P59">R(config)# ipv6 router rip &lt;nombre proceso&gt;</text:p>
      <text:p text:style-name="P60">R(config-rtr)#</text:p>
      <text:p text:style-name="P61">R(config-rtr)# exit</text:p>
      <text:p text:style-name="P62">R(config)# interface &lt;interfaz&gt;</text:p>
      <text:p text:style-name="P63">R(config-if)# ipv6 rip &lt;nombre proceso&gt; enable</text:p>
      <text:p text:style-name="P64">R(config-if)# ipv6 rip &lt;nombre proceso&gt; default-information originate / only</text:p>
      <text:p text:style-name="P65"/>
      <text:p text:style-name="P66">Info:</text:p>
      <text:p text:style-name="P67"/>
      <text:p text:style-name="P68">R# show running-config</text:p>
      <text:p text:style-name="P69">R# show ipv6 route</text:p>
      <text:p text:style-name="P70">R# show ipv6 interface brief</text:p>
      <text:p text:style-name="P71">R# show ipv6 protocols</text:p>
      <text:p text:style-name="P72">R# debug ipv6 rip</text:p>
      <text:p text:style-name="P73">R# show ipv6 rip &lt;nombre proceso&gt;</text:p>
      <text:p text:style-name="P74">R# show ipv6 rip database</text:p>
      <text:p text:style-name="P75">R# show ipv6 rip &lt;nombre proceso&gt; next-hops</text:p>
      <text:p text:style-name="P76"/>
      <text:p text:style-name="P77">EIGRP IPv4:</text:p>
      <text:p text:style-name="P78"/>
      <text:p text:style-name="P79">R(config)# router eigrp &lt;nº AS&gt;</text:p>
      <text:p text:style-name="P80">R(config-router)# network &lt;dir&gt; &lt;mascara wildcard&gt;</text:p>
      <text:p text:style-name="P81">R(config-router)# passive-interface &lt;interfaz&gt;</text:p>
      <text:p text:style-name="P82">R(config-router)# default-information originate / only</text:p>
      <text:p text:style-name="P83">R(config-router)# eigrp stub &lt;connected / receive-only / redistribute / static / summary&gt;</text:p>
      <text:p text:style-name="P84"/>
      <text:p text:style-name="P85">R(config-router)# no auto-summary</text:p>
      <text:p text:style-name="P86"/>
      <text:p text:style-name="P87">Sumarizacion manual de actualizaciones (se hace en la interfaz):</text:p>
      <text:p text:style-name="P88"/>
      <text:p text:style-name="P89">R(config-if)# ip summary-address eigrp &lt;nº AS&gt; &lt;dir&gt; &lt;mascara&gt; (superred)</text:p>
      <text:p text:style-name="P90"/>
      <text:p text:style-name="P91">Info:</text:p>
      <text:p text:style-name="P92"/>
      <text:p text:style-name="P93">R# show running-config</text:p>
      <text:p text:style-name="P94">R# show ip route</text:p>
      <text:p text:style-name="P95">R# show ip interface brief</text:p>
      <text:p text:style-name="P96">R# show ip protocols</text:p>
      <text:p text:style-name="P97">R# debug ip eigrp &lt;nº AS&gt;</text:p>
      <text:p text:style-name="P98">R# show ip eigrp neighbors {detail}</text:p>
      <text:p text:style-name="P99">R# show ip eigrp topology {direccion-ip / all-links}</text:p>
      <text:p text:style-name="P100"/>
      <text:p text:style-name="P101">EIGRP Ipv6:</text:p>
      <text:p text:style-name="P102"/>
      <text:p text:style-name="Standard"><text:span text:style-name="T103">R(config)# ipv6 router eigrp &lt;nº AS&gt;</text:span></text:p>
      <text:p text:style-name="Standard"><text:span text:style-name="T104">R(config-rtr)# eigrp router-id &lt;id&gt;</text:span></text:p>
      <text:p text:style-name="Standard"><text:span text:style-name="T105">R(config-rtr)# passive-interface<text:s/></text:span><text:span text:style-name="T106">&lt;interfaz&gt;</text:span></text:p>
      <text:p text:style-name="Standard"><text:span text:style-name="T107">R(config-rtr)# redistribute static</text:span></text:p>
      <text:p text:style-name="P108"/>
      <text:p text:style-name="Standard"><text:span text:style-name="T109">R(config-rtr)# no auto-summary</text:span></text:p>
      <text:p text:style-name="Standard"><text:span text:style-name="T110">R(config-rtr)# ipv6 summary-address eigrp &lt;nº&gt; &lt;dir con prefijo&gt;</text:span></text:p>
      <text:p text:style-name="P111"/>
      <text:p text:style-name="P112"/>
      <text:soft-page-break/>
      <text:p text:style-name="Standard"><text:span text:style-name="T113">Luego en las interfaces cuyas redes se quieran transmitir:</text:span></text:p>
      <text:p text:style-name="P114"/>
      <text:p text:style-name="Standard"><text:span text:style-name="T115">R(config-if)# ipv6 eigrp &lt;nº AS&gt;</text:span></text:p>
      <text:p text:style-name="P116"/>
      <text:p text:style-name="P117">Info:</text:p>
      <text:p text:style-name="P118"/>
      <text:p text:style-name="P119">R# show<text:s/>running-config</text:p>
      <text:p text:style-name="P120">R# show ipv6 route</text:p>
      <text:p text:style-name="P121">R# show ipv6 interface brief</text:p>
      <text:p text:style-name="P122">R# show ipv6 protocols</text:p>
      <text:p text:style-name="P123">R# show ipv6 eigrp neighbors</text:p>
      <text:p text:style-name="P124">R# show ipv6 eigrp topology</text:p>
      <text:p text:style-name="P125"/>
      <text:p text:style-name="P126">Configuracion nombrada EIGRP (ejemplo):</text:p>
      <text:p text:style-name="P127"/>
      <text:p text:style-name="Standard"><text:span text:style-name="T128">R(config)# router eigrp &lt;nombre&gt;</text:span></text:p>
      <text:p text:style-name="Standard"><text:span text:style-name="T129">R(config-router)# address-family ipv4<text:s/></text:span><text:span text:style-name="T130">unicast autonomous-system 4</text:span></text:p>
      <text:p text:style-name="Standard"><text:span text:style-name="T131">R(config-router-af)# eigrp router-id &lt;id&gt;</text:span></text:p>
      <text:p text:style-name="Standard"><text:span text:style-name="T132">R(config-router-af)# network &lt;dir&gt; &lt;wildcard&gt;</text:span></text:p>
      <text:p text:style-name="Standard"><text:span text:style-name="T133">R(config-router-af)# af-interface &lt;interfaz&gt;</text:span></text:p>
      <text:p text:style-name="Standard"><text:span text:style-name="T134">R(config-router-af-interface)# passive-interface</text:span></text:p>
      <text:p text:style-name="P135"/>
      <text:p text:style-name="Standard"><text:span text:style-name="T136">R(config-router)# address-family ipv6 unicast</text:span><text:span text:style-name="T137"><text:s/>autonomous-system 6</text:span></text:p>
      <text:p text:style-name="Standard"><text:span text:style-name="T138">R(config-router-af)# af-interface &lt;interfaz&gt;</text:span></text:p>
      <text:p text:style-name="Standard"><text:span text:style-name="T139">R(config-router-af-interface)# passive-interface</text:span></text:p>
      <text:p text:style-name="P140"/>
      <text:p text:style-name="Standard"><text:span text:style-name="T141">En ipv6 estan todas las interfaces activas por defecto, no hay que usar network</text:span></text:p>
      <text:p text:style-name="Standard"><text:span text:style-name="T142">Si se quiere desactivar alguna (no solo hacerla pasiva, sino</text:span><text:span text:style-name="T143"><text:s/>que no se transmita su direccion en actualizaciones),</text:span></text:p>
      <text:p text:style-name="P144"/>
      <text:p text:style-name="Standard"><text:span text:style-name="T145">R(config-router-af-interface)# shutdown</text:span></text:p>
      <text:p text:style-name="P146"/>
      <text:p text:style-name="Standard"><text:span text:style-name="T147">Para transmitir las estaticas y por defecto, tanto en v4 como v6,</text:span></text:p>
      <text:p text:style-name="P148"/>
      <text:p text:style-name="Standard"><text:span text:style-name="T149">R(config-router-af)# topology base</text:span></text:p>
      <text:p text:style-name="Standard"><text:span text:style-name="T150">R(config-router-af-topology)# redistribute static</text:span></text:p>
      <text:p text:style-name="P151"/>
      <text:p text:style-name="Standard"><text:span text:style-name="T152">En top</text:span><text:span text:style-name="T153">ology tambien pueden ponerse ACL y tal, aunque no lo hemos llegado a hacer.</text:span></text:p>
      <text:p text:style-name="P154"/>
      <text:p text:style-name="P155">OSPFv2:</text:p>
      <text:p text:style-name="P156"/>
      <text:p text:style-name="Standard"><text:span text:style-name="T157">R(config)# router ospf &lt;nº&gt;</text:span></text:p>
      <text:p text:style-name="Standard"><text:span text:style-name="T158">R(config-router)# router-id &lt;id&gt;</text:span></text:p>
      <text:p text:style-name="Standard"><text:span text:style-name="T159">R(config-router)# network &lt;dir&gt; &lt;wildcard&gt; area &lt;nº area&gt;</text:span></text:p>
      <text:p text:style-name="Standard"><text:span text:style-name="T160">R(config-router)# passive-interface &lt;interfaz&gt;</text:span></text:p>
      <text:p text:style-name="Standard"><text:span text:style-name="T161">R(co</text:span><text:span text:style-name="T162">nfig-router)# default-information originate {always} / only</text:span></text:p>
      <text:p text:style-name="P163"/>
      <text:p text:style-name="Standard"><text:span text:style-name="T164">Pueden ponerse todas las interfaces como pasivas de forma predeterminada:</text:span></text:p>
      <text:p text:style-name="P165"/>
      <text:p text:style-name="Standard"><text:span text:style-name="T166">R(config-router)# passive-interface default</text:span></text:p>
      <text:p text:style-name="P167"/>
      <text:p text:style-name="P168"/>
      <text:p text:style-name="P169"/>
      <text:p text:style-name="P170"/>
      <text:p text:style-name="P171"/>
      <text:soft-page-break/>
      <text:p text:style-name="Standard"><text:span text:style-name="T172">Para cambiar la escala de las metricas (bueno cuando se usa interfaces<text:s/></text:span><text:span text:style-name="T173">muy rapidas, que de otra forma acabarian con la misma metrica):</text:span></text:p>
      <text:p text:style-name="P174"/>
      <text:p text:style-name="Standard"><text:span text:style-name="T175">R(config-router)# auto-cost reference-bandwidth &lt;n1, ej: 10000&gt;</text:span></text:p>
      <text:p text:style-name="P176"/>
      <text:p text:style-name="Standard"><text:span text:style-name="T177">Esto pondria 10 Gb/s como 1, 1 Gb/s a 10, etc. También se puede entrar en una interfaz y cambiarle el coste manualmente</text:span></text:p>
      <text:p text:style-name="P178"/>
      <text:p text:style-name="Standard"><text:span text:style-name="T179">R(config-if)# ip ospf cost &lt;coste&gt;</text:span></text:p>
      <text:p text:style-name="P180"/>
      <text:p text:style-name="Standard"><text:span text:style-name="T181">Para areas stub, deben ponerse en los ABR (el del area tonta y el que conecta a el desde fuera):</text:span></text:p>
      <text:p text:style-name="P182"/>
      <text:p text:style-name="Standard"><text:span text:style-name="T183">R(config-router)# area &lt;nº area&gt; stub</text:span></text:p>
      <text:p text:style-name="P184"/>
      <text:p text:style-name="Standard"><text:span text:style-name="T185">Para totally stubby, debe ponerse en el ABR del area tontita:</text:span></text:p>
      <text:p text:style-name="P186"/>
      <text:p text:style-name="Standard"><text:span text:style-name="T187">R(config-router)# ar</text:span><text:span text:style-name="T188">ea &lt;nº area&gt; stub no-summary</text:span></text:p>
      <text:p text:style-name="P189"/>
      <text:p text:style-name="Standard"><text:span text:style-name="T190">Enlaces virtuales (debe ponerse en ambos routers):</text:span></text:p>
      <text:p text:style-name="P191"/>
      <text:p text:style-name="Standard"><text:span text:style-name="T192">R(config-router)# area &lt;nº area a cruzar&gt; virtual-link &lt;id del router del otro extremo&gt;</text:span></text:p>
      <text:p text:style-name="P193"/>
      <text:p text:style-name="Standard"><text:span text:style-name="T194">Sumarizar las direcciones de un area:</text:span></text:p>
      <text:p text:style-name="P195"/>
      <text:p text:style-name="Standard"><text:span text:style-name="T196">R(config-router)# area &lt;nº area&gt; range &lt;id sup</text:span><text:span text:style-name="T197">erred&gt; &lt;mascara superred&gt;</text:span></text:p>
      <text:p text:style-name="P198"/>
      <text:p text:style-name="Standard"><text:span text:style-name="T199">Info:</text:span></text:p>
      <text:p text:style-name="P200"/>
      <text:p text:style-name="Standard"><text:span text:style-name="T201">R# show running-config</text:span></text:p>
      <text:p text:style-name="Standard"><text:span text:style-name="T202">R# show ip protocols</text:span></text:p>
      <text:p text:style-name="Standard"><text:span text:style-name="T203">R# show ip {ospf} interface brief</text:span></text:p>
      <text:p text:style-name="Standard"><text:span text:style-name="T204">R# show ip route {ospf}</text:span></text:p>
      <text:p text:style-name="Standard"><text:span text:style-name="T205">R# show ip ospf {neighbor}</text:span></text:p>
      <text:p text:style-name="Standard"><text:span text:style-name="T206">R# show ip ospf database</text:span></text:p>
      <text:p text:style-name="P207"/>
      <text:p text:style-name="P208">OSPFv3:</text:p>
      <text:p text:style-name="P209"/>
      <text:p text:style-name="Standard"><text:span text:style-name="T210">R(config)# ipv6 router ospf &lt;nº&gt;</text:span></text:p>
      <text:p text:style-name="Standard"><text:span text:style-name="T211">R(config-rtr)# router-id<text:s/></text:span><text:span text:style-name="T212">&lt;id&gt;</text:span></text:p>
      <text:p text:style-name="Standard"><text:span text:style-name="T213">R(config-rtr)# passive-interface &lt;interfaz&gt;</text:span></text:p>
      <text:p text:style-name="Standard"><text:span text:style-name="T214">R(config-rtr)# passive-interface default</text:span></text:p>
      <text:p text:style-name="Standard"><text:span text:style-name="T215">R(config-rtr)# default-information originate {always} / only</text:span></text:p>
      <text:p text:style-name="Standard"><text:span text:style-name="T216">R(config-rtr)# redistribute static</text:span></text:p>
      <text:p text:style-name="P217"/>
      <text:p text:style-name="Standard"><text:span text:style-name="T218">R(config-if)# ipv6 ospf &lt;nº&gt; area &lt;nº area&gt;</text:span></text:p>
      <text:p text:style-name="P219"/>
      <text:p text:style-name="Standard"><text:span text:style-name="T220">(los routers donde debe<text:s/></text:span><text:span text:style-name="T221">ponerse igual que antes)</text:span></text:p>
      <text:p text:style-name="Standard"><text:span text:style-name="T222">R(config-rtr)# area &lt;nº area&gt; stub</text:span></text:p>
      <text:p text:style-name="Standard"><text:span text:style-name="T223">R(config-rtr)# area &lt;nº area&gt; stub no-summary</text:span></text:p>
      <text:p text:style-name="P224"/>
      <text:p text:style-name="Standard"><text:span text:style-name="T225">R(config-rtr)# area &lt;nº area a cruzar&gt; virtual-link &lt;id del router del otro extremo&gt;</text:span></text:p>
      <text:p text:style-name="Standard"><text:span text:style-name="T226">R(config-rtr)# area &lt;nº area&gt; range &lt;id superred&gt; &lt;mascara super</text:span><text:span text:style-name="T227">red&gt;</text:span></text:p>
      <text:p text:style-name="Standard"><text:span text:style-name="T228">Info: me he cansado de ponerla, como siempre pero ipv6 y ospf</text:span></text:p>
      <text:soft-page-break/>
      <text:p text:style-name="P229">BGP:</text:p>
      <text:p text:style-name="P230"/>
      <text:p text:style-name="Standard"><text:span text:style-name="T231">R(config)# router bgp &lt;nº AS&gt;</text:span></text:p>
      <text:p text:style-name="Standard"><text:span text:style-name="T232">R(config-router)# neighbor &lt;dir&gt; remote-as &lt;nº AS remoto&gt; (esto en ambos extremos siempre)</text:span></text:p>
      <text:p text:style-name="Standard"><text:span text:style-name="T233">R(config-router)# network &lt;dir&gt; {mask &lt;mascara&gt;}</text:span></text:p>
      <text:p text:style-name="P234"/>
      <text:p text:style-name="Standard"><text:span text:style-name="T235">Para mandar<text:s/></text:span><text:span text:style-name="T236">rutas por defecto entre vecinos:</text:span></text:p>
      <text:p text:style-name="P237"/>
      <text:p text:style-name="Standard"><text:span text:style-name="T238">R(config-router)# neighbor &lt;dir&gt; default-originate</text:span></text:p>
      <text:p text:style-name="P239"/>
      <text:p text:style-name="P240">Redistribución:</text:p>
      <text:p text:style-name="P241"/>
      <text:p text:style-name="Standard"><text:span text:style-name="T242">Se entra en el protocolo de destino, y se escribe</text:span></text:p>
      <text:p text:style-name="P243"/>
      <text:p text:style-name="Standard"><text:span text:style-name="T244">R(config-router / config-rtr)# redistribute &lt;protocolo&gt; &lt;nº&gt;</text:span></text:p>
      <text:p text:style-name="P245"/>
      <text:p text:style-name="Standard"><text:span text:style-name="T246">Ahora bien, algunos tienen cosas a tener</text:span><text:span text:style-name="T247"><text:s/>en cuenta:</text:span></text:p>
      <text:p text:style-name="P248"/>
      <text:list text:style-name="LFO1" text:continue-numbering="true">
        <text:list-item>
          <text:p text:style-name="P249"><text:span text:style-name="T250">Si queremos redistribuir a ospf como destino, poner "subnets" después del número de protocolo, de lo contrario solo pasan redes con clase.</text:span></text:p>
        </text:list-item>
        <text:list-item>
          <text:p text:style-name="P251"><text:span text:style-name="T252">Excepto ospf, el resto integra rutas de otros protocolos con metricas inalcanzables por defecto, y es ne</text:span><text:span text:style-name="T253">cesario escribirlas, ya sea una global por defecto o en cada redistricubión en concreto:</text:span></text:p>
        </text:list-item>
      </text:list>
      <text:p text:style-name="P254"/>
      <text:p text:style-name="Standard"><text:span text:style-name="T255">R(config)# router eigrp 1</text:span></text:p>
      <text:p text:style-name="Standard"><text:span text:style-name="T256">R(config-router)# redistribute ospf 1 metric 10000 100 255 1 1500</text:span></text:p>
      <text:p text:style-name="P257"/>
      <text:p text:style-name="Standard"><text:span text:style-name="T258">o</text:span></text:p>
      <text:p text:style-name="P259"/>
      <text:p text:style-name="Standard"><text:span text:style-name="T260">R(config-router)# default-metric 10000 100 255 1 1500</text:span></text:p>
      <text:p text:style-name="Standard"><text:span text:style-name="T261">R(config-router)</text:span><text:span text:style-name="T262"># redistribute ospf 1</text:span></text:p>
      <text:p text:style-name="Standard"><text:span text:style-name="T263">etc</text:span></text:p>
      <text:p text:style-name="P264"/>
      <text:p text:style-name="Standard"><text:span text:style-name="T265">Para rip la metrica es solo un numero.</text:span></text:p>
      <text:p text:style-name="P266"/>
      <text:p text:style-name="Standard"><text:span text:style-name="T267">En la redistribución se pueden añadir parametros, normalmente "include-connected".</text:span></text:p>
      <text:p text:style-name="P268"/>
      <text:p text:style-name="Standard"><text:span text:style-name="T269">Para ipv6 la redustribucion puede hacerse en rtr igual, o desde configuracion nombrada en config-router-a</text:span><text:span text:style-name="T270">f.</text:span></text:p>
      <text:p text:style-name="P271"/>
      <text:p text:style-name="P272"/>
      <text:p text:style-name="P273">ACL:</text:p>
      <text:p text:style-name="P274"/>
      <text:p text:style-name="Standard"><text:span text:style-name="T275">R(config)# ip access-list standard / extended &lt;nombre&gt;</text:span></text:p>
      <text:p text:style-name="P276"/>
      <text:p text:style-name="Standard"><text:span text:style-name="T277">Para standard, reglas simples estilo:</text:span></text:p>
      <text:p text:style-name="P278"/>
      <text:p text:style-name="Standard"><text:span text:style-name="T279">R(config-std-nacl)# deny / permit &lt;dir&gt; &lt;wildcard&gt; {&lt;accion, como log&gt;}</text:span></text:p>
      <text:p text:style-name="P280"/>
      <text:p text:style-name="Standard"><text:span text:style-name="T281">Para ampliadas como ejemplo,</text:span></text:p>
      <text:p text:style-name="P282"/>
      <text:p text:style-name="Standard"><text:span text:style-name="T283">R(config-std-nacl)# deny ip &lt;dir&gt; &lt;wildcard&gt;<text:s/></text:span><text:span text:style-name="T284">host &lt;dir&gt;</text:span></text:p>
      <text:p text:style-name="P285"/>
      <text:p text:style-name="Standard"><text:span text:style-name="T286">Aqui hay muchas opciones: protocolos, puertos, etc</text:span></text:p>
      <text:soft-page-break/>
      <text:p text:style-name="Standard"><text:span text:style-name="T287">Luego en la interfaz,</text:span></text:p>
      <text:p text:style-name="P288"/>
      <text:p text:style-name="Standard"><text:span text:style-name="T289">R(config-if)# ip access-group &lt;nombre&gt; in / out {&lt;accion, como log&gt;}</text:span></text:p>
      <text:p text:style-name="P290"/>
      <text:p text:style-name="Standard"><text:span text:style-name="T291">Las acl junto con las prefiz list pueden aplicarse para filtrar la redistribucion.</text:span></text:p>
      <text:p text:style-name="P292"/>
      <text:p text:style-name="Standard"><text:span text:style-name="T293">Las acl se hacen</text:span><text:span text:style-name="T294"><text:s/>igual, teniendo en cuenta que los paquetes sobre los que se aplicaran son actualizaciones y no todos. Ejemplo:</text:span></text:p>
      <text:p text:style-name="P295"/>
      <text:p text:style-name="Standard"><text:span text:style-name="T296">R(config)# router eigrp 1</text:span></text:p>
      <text:p text:style-name="Standard"><text:span text:style-name="T297">R(config-router)# distribute-list &lt;nombre acl&gt; out ospf 1</text:span></text:p>
      <text:p text:style-name="P298"/>
      <text:p text:style-name="Standard"><text:span text:style-name="T299">Esto filtra las rutas de ospf que van hacia fuera como rut</text:span><text:span text:style-name="T300">as externas dentro de actualizaciones eigrp.</text:span></text:p>
      <text:p text:style-name="P301"/>
      <text:p text:style-name="Standard"><text:span text:style-name="T302">Prefix-list:</text:span></text:p>
      <text:p text:style-name="P303"/>
      <text:p text:style-name="Standard"><text:span text:style-name="T304">Misma idea, sintaxis más pensasdas para redistribucion</text:span></text:p>
      <text:p text:style-name="P305"/>
      <text:p text:style-name="Standard"><text:span text:style-name="T306">R(config)# ip prefix-list &lt;nombre&gt; permit / deny &lt;dir con prefijo&gt; &lt;opcion&gt; &lt;nº prefijo&gt;</text:span></text:p>
      <text:p text:style-name="P307"/>
      <text:p text:style-name="Standard"><text:span text:style-name="T308">Con la opcion ge y el numero de prefijo, se<text:s/></text:span><text:span text:style-name="T309">permiten o bloquean aquellas subredes de la dada cuyos prefijos sean mayores o iguales que el dado. Otras opciones son le, eq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sús Rodríguez Heras</meta:initial-creator>
    <dc:creator>Jesús Rodríguez Heras</dc:creator>
    <meta:creation-date>2019-02-03T20:19:00Z</meta:creation-date>
    <dc:date>2019-02-03T20:19:00Z</dc: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6" meta:paragraph-count="16" meta:word-count="1303" meta:character-count="8459" meta:row-count="59" meta:non-whitespace-character-count="7172"/>
  </office:meta>
</office:document-meta>
</file>